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end"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8"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3"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normal" style:font-name-asian="ArialMT" style:font-size-asian="14pt" style:font-weight-asian="normal" style:font-name-complex="ArialMT" style:font-size-complex="14pt" style:font-weight-complex="normal"/>
    </style:style>
    <style:style style:name="P1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style:font-weight-asian="normal" style:font-weight-complex="normal"/>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2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2pt" style:font-size-asian="12pt" style:font-size-complex="12pt"/>
    </style:style>
    <style:style style:name="P2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weight="normal" style:font-weight-asian="normal" style:font-weight-complex="normal"/>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T1" style:family="text">
      <style:text-properties style:use-window-font-color="true" style:font-name="ArialMT" fo:font-size="12pt" style:font-name-asian="ArialMT" style:font-size-asian="12pt" style:font-name-complex="ArialMT" style:font-size-complex="12pt"/>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T4" style:family="text">
      <style:text-properties style:use-window-font-color="true" style:font-name="ArialMT" fo:font-size="15pt" fo:font-weight="bold" style:font-name-asian="ArialMT" style:font-size-asian="15pt" style:font-weight-asian="bold" style:font-name-complex="ArialMT" style:font-size-complex="15pt" style:font-weight-complex="bold"/>
    </style:style>
    <style:style style:name="T5" style:family="text">
      <style:text-properties style:use-window-font-color="true" style:font-name="ArialMT" fo:font-size="27pt" fo:font-weight="bold" style:font-name-asian="ArialMT" style:font-size-asian="27pt" style:font-weight-asian="bold" style:font-name-complex="ArialMT" style:font-size-complex="27pt" style:font-weight-complex="bold"/>
    </style:style>
    <style:style style:name="T6" style:family="text">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T7" style:family="text">
      <style:text-properties style:use-window-font-color="true" style:font-name="ArialMT" fo:font-size="14pt" style:font-name-asian="ArialMT" style:font-size-asian="14pt" style:font-name-complex="ArialMT" style:font-size-complex="14pt"/>
    </style:style>
    <style:style style:name="T8" style:family="text">
      <style:text-properties style:use-window-font-color="true" style:font-name="Helvetica" fo:font-size="12pt" style:font-name-asian="Helvetica" style:font-size-asian="12pt" style:font-name-complex="Helvetica" style:font-size-complex="12pt"/>
    </style:style>
    <style:style style:name="T9"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style:font-name="Helvetica" fo:font-size="8pt" fo:font-weight="bold" style:font-name-asian="Helvetica" style:font-size-asian="8pt" style:font-weight-asian="bold" style:font-name-complex="Helvetica" style:font-size-complex="8pt" style:font-weight-complex="bold"/>
    </style:style>
    <style:style style:name="T11" style:family="text">
      <style:text-properties style:use-window-font-color="true" fo:font-weight="bold" style:font-name-asian="Helvetica" style:font-weight-asian="bold" style:font-name-complex="Helvetica"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style:use-window-font-color="true" fo:font-size="12pt" fo:font-weight="bold" style:font-name-asian="Helvetica" style:font-size-asian="12pt" style:font-weight-asian="bold" style:font-name-complex="Helvetica"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63"/></text:p>
      <text:p text:style-name="P6">Sida 1<text:tab/></text:p>
      <text:p text:style-name="P7"/>
      <text:p text:style-name="P7"/>
      <text:p text:style-name="P7"/>
      <text:p text:style-name="P17"><text:span text:style-name="T1">Styrelsen för</text:span><text:span text:style-name="T8"> </text:span></text:p>
      <text:p text:style-name="P17"><text:span text:style-name="T4">Amber Biosciences AB</text:span><text:span text:style-name="T9"> </text:span></text:p>
      <text:p text:style-name="P17"><text:span text:style-name="T2">Org nr 556755-7763</text:span><text:span text:style-name="T9"> </text:span></text:p>
      <text:p text:style-name="P8"/>
      <text:p text:style-name="P8"/>
      <text:p text:style-name="P8"/>
      <text:p text:style-name="P8">avger härmed</text:p>
      <text:p text:style-name="P15"><text:s/></text:p>
      <text:p text:style-name="P17"><text:span text:style-name="T5">Årsredovisning</text:span><text:span text:style-name="T9"> </text:span></text:p>
      <text:p text:style-name="P8"/>
      <text:p text:style-name="P17"><text:span text:style-name="T2">för räkenskapsåret 11 April 2008 - 30 <text:s/>April 2009</text:span><text:span text:style-name="T9"> </text:span></text:p>
      <text:p text:style-name="P10"/>
      <text:p text:style-name="P11"/>
      <text:p text:style-name="P11"/>
      <text:p text:style-name="P11"/>
      <text:p text:style-name="P11"/>
      <text:p text:style-name="P11"/>
      <text:p text:style-name="P11"/>
      <text:p text:style-name="P11"/>
      <text:p text:style-name="P11"/>
      <text:p text:style-name="P11"/>
      <text:p text:style-name="P1"><text:span text:style-name="T3"><text:tab/><text:tab/><text:tab/><text:tab/></text:span>Innehåll:<text:tab/><text:tab/><text:tab/><text:tab/><text:tab/><text:tab/><text:tab/><text:tab/><text:tab/><text:span text:style-name="T3">sida</text:span><text:span text:style-name="T9"> </text:span></text:p>
      <text:p text:style-name="P11"><text:tab/><text:tab/><text:tab/><text:tab/></text:p>
      <text:p text:style-name="P1"><text:span text:style-name="T3"><text:tab/><text:tab/><text:tab/><text:tab/>Förvaltningsberättelse <text:tab/><text:tab/><text:tab/><text:tab/><text:tab/><text:tab/> <text:s text:c="3"/>2</text:span><text:span text:style-name="T9"> </text:span></text:p>
      <text:p text:style-name="P1"><text:span text:style-name="T3"><text:tab/><text:tab/><text:tab/><text:tab/>Resultaträkning <text:tab/><text:tab/><text:tab/><text:tab/><text:tab/><text:tab/><text:tab/> <text:s text:c="3"/>3</text:span><text:span text:style-name="T9"> </text:span></text:p>
      <text:p text:style-name="P1"><text:span text:style-name="T3"><text:tab/><text:tab/><text:tab/><text:tab/>Balansräkning <text:tab/><text:tab/><text:tab/><text:tab/><text:tab/><text:tab/><text:tab/> <text:s text:c="3"/>4</text:span><text:span text:style-name="T9"> </text:span></text:p>
      <text:p text:style-name="P1"><text:span text:style-name="T3"><text:tab/><text:tab/><text:tab/><text:tab/>Redovisningsprinciper </text:span>och<text:span text:style-name="T9"> </text:span><text:span text:style-name="T3">noter <text:s/><text:tab/><text:tab/><text:tab/><text:tab/> <text:s text:c="3"/>5</text:span><text:span text:style-name="T9"> </text:span></text:p>
      <text:p text:style-name="P11"><text:tab/><text:tab/><text:tab/><text:tab/>Underskrifter <text:tab/><text:tab/><text:tab/><text:tab/><text:tab/><text:tab/><text:tab/><text:tab/> <text:s text:c="3"/>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8"><text:span text:style-name="T3">Amber Biosciences AB<text:tab/><text:tab/><text:tab/><text:tab/>Årsredovisning</text:span><text:span text:style-name="T1"><text:tab/><text:tab/><text:tab/><text:tab/>Sida 2</text:span></text:p>
      <text:p text:style-name="P9">Org.nr: 556755-7763<text:tab/><text:tab/><text:tab/><text:tab/><text:tab/>080411-090430<text:tab/></text:p>
      <text:p text:style-name="P9"/>
      <text:p text:style-name="P9"/>
      <text:p text:style-name="P12"><text:tab/><text:tab/><text:tab/><text:tab/><text:tab/><text:tab/>Förvaltningsberättelse</text:p>
      <text:p text:style-name="P9"/>
      <text:p text:style-name="P11"/>
      <text:p text:style-name="P11"/>
      <text:p text:style-name="P11">Information om verksamheten</text:p>
      <text:p text:style-name="P11"/>
      <text:p text:style-name="P9">Amber Biosciences AB grundades i April 2008 av Ann-Sofie Albrekt, Björn Canbäck </text:p>
      <text:p text:style-name="P9">och Morten Krogh, som alla har erfarenhet inom bioinformatik och statistisk analys av</text:p>
      <text:p text:style-name="P9">biologiska data. Affärsmodellen är at sälja konsulttjänster till universitetsforskare och </text:p>
      <text:p text:style-name="P9">till bioteknikföretag. Tjänsterna består av bioinformatiska och statistiska analyser av data. <text:s/></text:p>
      <text:p text:style-name="P11"/>
      <text:p text:style-name="P11"/>
      <text:p text:style-name="P11">Väsentliga händelser under räkenskapsåret</text:p>
      <text:p text:style-name="P11"/>
      <text:p text:style-name="P9">Räkenskapsåret var Amber Biosciences första år. Genom företagets websida och personliga kontakter, skaffades ett antal kunder. Ambers arbetskraft var de tre grundarna, som under det gågna året arbetade oavlönat, och själv utförde alla analyser åt kunderna. </text:p>
      <text:p text:style-name="P9"/>
      <text:p text:style-name="P9">Amber Bioscience har också arbetat på at utveckla en webapplikation. Detta arbete är pågående.</text:p>
      <text:p text:style-name="P11"/>
      <text:p text:style-name="P11"/>
      <text:p text:style-name="P11">Väsentliga händelser efter räkenskapsårets utgång</text:p>
      <text:p text:style-name="P11"/>
      <text:p text:style-name="P9">Företaget har fortsatt med samma affärsmodel, och ingen väsentliga </text:p>
      <text:p text:style-name="P9">förändringar i förhållande till första räkenskapsåret har inträffat. </text:p>
      <text:p text:style-name="P11"/>
      <text:p text:style-name="P11"/>
      <text:p text:style-name="P11">Framtida utveckling</text:p>
      <text:p text:style-name="P9"/>
      <text:p text:style-name="P9">Företagets plan är att fortsätta med att erbjuda konsulttjänster till universiteter och bioteknikföretag.</text:p>
      <text:p text:style-name="P9">Förutom konsultdelen av verksamheten, planerar företaget att färdigställa webapplikationen. Produkten planeras kunna generera egna intäkter och bidra till företagets konsolidering. Möjligen kommer Amber Biosciences anställa extra personal. Detta beror helt på orderingången.</text:p>
      <text:p text:style-name="P11"/>
      <text:p text:style-name="P11"/>
      <text:p text:style-name="P18"><text:span text:style-name="T3">Förslag till disposition beträffande bolagets vinst eller förlust</text:span><text:span text:style-name="T8"> </text:span></text:p>
      <text:p text:style-name="P16"/>
      <text:p text:style-name="P4">Styrelsen föreslår att till förfogande stående vinstmedel, kronor 72819,25, balanseras i ny räkning. Vad beträffar företagets resultat och ställning i övrigt, hänvisas till efterföljande resultat- och balansräkningar.</text:p>
      <text:p text:style-name="P9"/>
      <text:p text:style-name="P9"/>
      <text:p text:style-name="P9"/>
      <text:p text:style-name="P9"/>
      <text:p text:style-name="P11"><text:soft-page-break/></text:p>
      <text:p text:style-name="P18"><text:span text:style-name="T3">Amber Biosciences AB<text:tab/><text:tab/><text:tab/><text:tab/>Årsredovisning</text:span><text:span text:style-name="T1"><text:tab/><text:tab/><text:tab/><text:tab/>Sida 3</text:span></text:p>
      <text:p text:style-name="P9">Org.nr: 556755-7763<text:tab/><text:tab/><text:tab/><text:tab/><text:tab/>080411-090430<text:tab/></text:p>
      <text:p text:style-name="P9"/>
      <text:p text:style-name="P19"><text:span text:style-name="T2"><text:tab/><text:tab/><text:tab/><text:tab/><text:tab/><text:tab/><text:tab/></text:span><text:span text:style-name="T7">Resultaträkning</text:span></text:p>
      <text:p text:style-name="P11"/>
      <text:p text:style-name="P2"/>
      <text:p text:style-name="P5"><text:tab/><text:tab/><text:tab/><text:tab/><text:tab/><text:tab/><text:tab/><text:tab/><text:tab/><text:tab/><text:tab/><text:tab/><text:tab/><text:tab/>Period </text:p>
      <text:p text:style-name="P3"/>
      <text:p text:style-name="P20"><text:span text:style-name="T11">RÖRELSENS INTÄKTER</text:span><text:span text:style-name="T12"> </text:span></text:p>
      <text:p text:style-name="P20"><text:span text:style-name="T11">Nettoomsättning</text:span><text:span text:style-name="T12"> </text:span></text:p>
      <text:p text:style-name="P5"/>
      <text:p text:style-name="P5"><text:s/>3011 <text:s/>Försäljning tillverkade produkter B inom Sverige, ored moms <text:tab/>118 250,00<text:tab/> </text:p>
      <text:p text:style-name="P5"><text:s/>3740 <text:s/>Öres- och kronutjämning <text:tab/><text:tab/><text:tab/><text:tab/><text:tab/><text:tab/><text:tab/><text:tab/><text:tab/>1,59 </text:p>
      <text:p text:style-name="P3"/>
      <text:p text:style-name="P20"><text:span text:style-name="T11">Summa nettoomsättning</text:span><text:span text:style-name="T12"> <text:tab/><text:tab/><text:tab/><text:tab/><text:tab/><text:tab/><text:tab/><text:tab/><text:tab/></text:span><text:span text:style-name="T11">118 251,59</text:span><text:span text:style-name="T12"> </text:span></text:p>
      <text:p text:style-name="P3"/>
      <text:p text:style-name="P20"><text:span text:style-name="T11">SUMMA RÖRELSENS INTÄKTER</text:span><text:span text:style-name="T12"> <text:tab/><text:tab/><text:tab/><text:tab/><text:tab/><text:tab/><text:tab/><text:tab/></text:span><text:span text:style-name="T11">118 251,59</text:span><text:span text:style-name="T12"> </text:span><text:span text:style-name="T12"><text:s/></text:span></text:p>
      <text:p text:style-name="P3"/>
      <text:p text:style-name="P20"><text:span text:style-name="T11">RÖRELSENS KOSTNADER<text:tab/><text:tab/><text:tab/><text:tab/><text:tab/><text:tab/><text:tab/><text:tab/><text:tab/><text:tab/>0,00</text:span><text:span text:style-name="T12"> </text:span></text:p>
      <text:p text:style-name="P3"/>
      <text:p text:style-name="P20"><text:span text:style-name="T11">BRUTTOVINST</text:span><text:span text:style-name="T12"> <text:tab/><text:tab/><text:tab/><text:tab/><text:tab/><text:tab/><text:tab/><text:tab/><text:tab/><text:tab/><text:tab/></text:span><text:span text:style-name="T11">118 251,59</text:span></text:p>
      <text:p text:style-name="P3"/>
      <text:p text:style-name="P20"><text:span text:style-name="T11">Övriga externa kostnader</text:span><text:span text:style-name="T12"> </text:span></text:p>
      <text:p text:style-name="P5"><text:s/>5800 <text:s/>Resekostnader (gruppkonto) <text:tab/><text:tab/><text:tab/><text:tab/><text:tab/><text:tab/><text:tab/><text:tab/> <text:s text:c="5"/>-561,18 </text:p>
      <text:p text:style-name="P5"><text:s/>6110 <text:s/>Kontorsmateriel <text:tab/><text:tab/><text:tab/><text:tab/><text:tab/><text:tab/><text:tab/><text:tab/><text:tab/><text:tab/> <text:s text:c="2"/>-1 034,40</text:p>
      <text:p text:style-name="P5"><text:s/>6212 <text:s/>Mobiltelefon <text:tab/><text:tab/><text:tab/><text:tab/><text:tab/><text:tab/><text:tab/><text:tab/><text:tab/><text:tab/><text:tab/> <text:s text:c="5"/>-621,31 </text:p>
      <text:p text:style-name="P5"><text:s/>6230 <text:s/>Datakommunikation <text:tab/><text:tab/><text:tab/><text:tab/><text:tab/><text:tab/><text:tab/><text:tab/><text:tab/> <text:s text:c="5"/>-447,00 </text:p>
      <text:p text:style-name="P5"><text:s/>6540 <text:s/>IT-tjänster <text:tab/><text:tab/><text:tab/><text:tab/><text:tab/><text:tab/><text:tab/><text:tab/><text:tab/><text:tab/><text:tab/> <text:s text:c="2"/>-3 918,50</text:p>
      <text:p text:style-name="P5"><text:s/>6570 <text:s/>Bankkostnader <text:tab/><text:tab/><text:tab/><text:tab/><text:tab/><text:tab/><text:tab/><text:tab/><text:tab/><text:tab/> <text:s text:c="2"/>-1 400,00 </text:p>
      <text:p text:style-name="P5"><text:s/>6970 <text:s/>Tidningar, tidskrifter och facklitteratur <text:tab/><text:tab/><text:tab/><text:tab/><text:tab/><text:tab/> <text:s text:c="2"/>-1 597,84</text:p>
      <text:p text:style-name="P5"/>
      <text:p text:style-name="P20"><text:span text:style-name="T11">Summa övriga externa kostnader</text:span><text:span text:style-name="T12"> <text:tab/><text:tab/><text:tab/><text:tab/><text:tab/><text:tab/><text:tab/><text:tab/> <text:s text:c="2"/></text:span><text:span text:style-name="T11">-9 580,23</text:span></text:p>
      <text:p text:style-name="P3"/>
      <text:p text:style-name="P20"><text:span text:style-name="T11">Personalkostnader</text:span><text:span text:style-name="T12"> </text:span></text:p>
      <text:p text:style-name="P5"><text:s/>7699 <text:s/>Övriga personalkostnader <text:tab/><text:tab/><text:tab/><text:tab/><text:tab/><text:tab/><text:tab/><text:tab/> <text:s text:c="2"/>-4 309,71</text:p>
      <text:p text:style-name="P20"><text:span text:style-name="T11">Summa personalkostnader</text:span><text:span text:style-name="T12"> <text:tab/><text:tab/><text:tab/><text:tab/><text:tab/><text:tab/><text:tab/><text:tab/><text:tab/> <text:s text:c="2"/></text:span><text:span text:style-name="T11">-4 309,71</text:span><text:span text:style-name="T12"> </text:span></text:p>
      <text:p text:style-name="P3"/>
      <text:p text:style-name="P20"><text:span text:style-name="T11">Avskrivningar</text:span><text:span text:style-name="T12"> </text:span></text:p>
      <text:p text:style-name="P5"><text:s/>7832 <text:s/>Avskrivningar på inventarier och verktyg <text:tab/><text:tab/><text:tab/><text:tab/><text:tab/> <text:s text:c="3"/>-3 223,80</text:p>
      <text:p text:style-name="P20"><text:span text:style-name="T11">Summa avskrivningar</text:span><text:span text:style-name="T12"> <text:tab/><text:tab/><text:tab/><text:tab/><text:tab/><text:tab/><text:tab/><text:tab/><text:tab/><text:tab/> <text:s text:c="3"/></text:span><text:span text:style-name="T11">-3 223,80</text:span></text:p>
      <text:p text:style-name="P20"><text:span text:style-name="T11">RÖRELSERESULTAT</text:span><text:span text:style-name="T12"> <text:tab/><text:tab/><text:tab/><text:tab/><text:tab/><text:tab/><text:tab/><text:tab/><text:tab/><text:tab/> </text:span><text:span text:style-name="T11">101 137,85</text:span></text:p>
      <text:p text:style-name="P20"><text:span text:style-name="T11">RESULTAT EFTER FINANSIELLA POSTER</text:span><text:span text:style-name="T12"> <text:tab/><text:tab/><text:tab/><text:tab/><text:tab/> <text:s text:c="11"/></text:span><text:span text:style-name="T11">101 137,85</text:span><text:span text:style-name="T12"> </text:span></text:p>
      <text:p text:style-name="P3"/>
      <text:p text:style-name="P20"><text:span text:style-name="T11">Skatt</text:span><text:span text:style-name="T12"> </text:span></text:p>
      <text:p text:style-name="P5"><text:s/>8910 <text:s/>Skatt på årets beskattningsbara resultat <text:tab/><text:tab/><text:tab/><text:tab/><text:tab/><text:tab/> <text:s/>-28 318,60 </text:p>
      <text:p text:style-name="P20"><text:span text:style-name="T11">Summa skatt</text:span><text:span text:style-name="T12"> <text:tab/><text:tab/><text:tab/><text:tab/><text:tab/><text:tab/><text:tab/><text:tab/><text:tab/><text:tab/><text:tab/><text:tab/> <text:s/></text:span><text:span text:style-name="T11">-28 318,60</text:span></text:p>
      <text:p text:style-name="P20"><text:span text:style-name="T11">Årets resultat</text:span><text:span text:style-name="T12"> </text:span></text:p>
      <text:p text:style-name="P5"><text:s/>8999 <text:s/>Årets resultat <text:tab/><text:tab/><text:tab/><text:tab/><text:tab/><text:tab/><text:tab/><text:tab/><text:tab/><text:tab/><text:tab/> <text:s/>-72 819,25 </text:p>
      <text:p text:style-name="P20"><text:span text:style-name="T11">Summa årets resultat</text:span><text:span text:style-name="T12"> <text:tab/><text:tab/><text:tab/><text:tab/><text:tab/><text:tab/><text:tab/><text:tab/><text:tab/><text:tab/> <text:s/></text:span><text:span text:style-name="T11">-72 819,25</text:span><text:span text:style-name="T12"> </text:span></text:p>
      <text:p text:style-name="P20"><text:span text:style-name="T11">SUMMA RÖRELSENS KOSTNADER</text:span><text:span text:style-name="T12"> <text:tab/><text:tab/><text:tab/><text:tab/><text:tab/><text:tab/><text:tab/></text:span><text:span text:style-name="T11">-118 251,59</text:span></text:p>
      <text:p text:style-name="P20"><text:span text:style-name="T11">BERÄKNAT RESULTAT</text:span><text:span text:style-name="T12"> <text:tab/><text:tab/><text:tab/><text:tab/><text:tab/><text:tab/><text:tab/><text:tab/><text:tab/><text:tab/><text:tab/> </text:span><text:span text:style-name="T11">0,00</text:span><text:span text:style-name="T12"> </text:span></text:p>
      <text:p text:style-name="P4"><text:soft-page-break/></text:p>
      <text:p text:style-name="P18"><text:span text:style-name="T3">Amber Biosciences AB<text:tab/><text:tab/><text:tab/><text:tab/>Årsredovisning</text:span><text:span text:style-name="T1"><text:tab/><text:tab/><text:tab/><text:tab/>Sida 4</text:span></text:p>
      <text:p text:style-name="P9">Org.nr: 556755-7763<text:tab/><text:tab/><text:tab/><text:tab/><text:tab/>080411-090430<text:tab/></text:p>
      <text:p text:style-name="P9"/>
      <text:p text:style-name="P21"><text:span text:style-name="T1"><text:tab/><text:tab/><text:tab/><text:tab/><text:tab/><text:tab/><text:tab/><text:tab/></text:span><text:span text:style-name="T6">Balansräkning</text:span></text:p>
      <text:p text:style-name="P12"/>
      <text:p text:style-name="P21"><text:span text:style-name="T10"><text:tab/><text:tab/><text:tab/><text:tab/><text:tab/><text:tab/><text:tab/><text:tab/><text:tab/><text:tab/><text:tab/><text:tab/><text:tab/></text:span><text:span text:style-name="T13">Period = Utg balans </text:span></text:p>
      <text:p text:style-name="P20"><text:span text:style-name="T11">TILLGÅNGAR</text:span><text:span text:style-name="T12"> </text:span></text:p>
      <text:p text:style-name="P3"/>
      <text:p text:style-name="P20"><text:span text:style-name="T11">Anläggningstillgångar</text:span><text:span text:style-name="T12"> </text:span></text:p>
      <text:p text:style-name="P5">Materiella anläggningstillgångar </text:p>
      <text:p text:style-name="P5"><text:s/>1229 Ackumulerade avskrivningar på inventarier och verktyg <text:tab/><text:tab/><text:tab/><text:tab/>-3 223,80 </text:p>
      <text:p text:style-name="P5"><text:s/>1250 Datorer <text:tab/><text:tab/><text:tab/><text:tab/><text:tab/><text:tab/><text:tab/><text:tab/><text:tab/><text:tab/><text:tab/><text:tab/><text:tab/>16 119,00</text:p>
      <text:p text:style-name="P5">Summa materiella anläggningstillgångar <text:tab/><text:tab/><text:tab/><text:tab/><text:tab/><text:tab/><text:tab/><text:tab/>12 895,20</text:p>
      <text:p text:style-name="P20"><text:span text:style-name="T11">Summa anläggningstillgångar</text:span><text:span text:style-name="T12"> <text:tab/><text:tab/><text:tab/><text:tab/><text:tab/><text:tab/><text:tab/><text:tab/><text:tab/></text:span><text:span text:style-name="T11">12 895,20</text:span></text:p>
      <text:p text:style-name="P3"/>
      <text:p text:style-name="P20"><text:span text:style-name="T11">Omsättningstillgångar</text:span><text:span text:style-name="T12"> </text:span></text:p>
      <text:p text:style-name="P5">Kortfristiga fordringar </text:p>
      <text:p text:style-name="P5"><text:s/>1511 Kundfordringar <text:tab/><text:tab/><text:tab/><text:tab/><text:tab/><text:tab/><text:tab/><text:tab/><text:tab/><text:tab/><text:tab/>25 000,00 </text:p>
      <text:p text:style-name="P5"><text:s/>1630 Avräkning för skatter och avgifter (skattekonto) <text:tab/><text:tab/><text:tab/><text:tab/><text:tab/> <text:s text:c="3"/>-353,60</text:p>
      <text:p text:style-name="P5">Summa kortfristiga fordringar <text:tab/><text:tab/><text:tab/><text:tab/><text:tab/><text:tab/><text:tab/><text:tab/><text:tab/><text:tab/>24 646,40</text:p>
      <text:p text:style-name="P5">Kassa och bank </text:p>
      <text:p text:style-name="P5"><text:s/>1940 Bank (övriga konton) <text:tab/><text:tab/><text:tab/><text:tab/><text:tab/><text:tab/><text:tab/><text:tab/><text:tab/> <text:s text:c="8"/>135 960,88</text:p>
      <text:p text:style-name="P5">Summa kassa och bank <text:tab/><text:tab/><text:tab/><text:tab/><text:tab/><text:tab/><text:tab/><text:tab/><text:tab/><text:tab/> <text:s text:c="8"/>135 960,88</text:p>
      <text:p text:style-name="P20"><text:span text:style-name="T11">Summa omsättningstillgångar</text:span><text:span text:style-name="T12"> <text:tab/><text:tab/><text:tab/><text:tab/><text:tab/><text:tab/><text:tab/><text:tab/> <text:s text:c="8"/></text:span><text:span text:style-name="T11">160 607,28</text:span></text:p>
      <text:p text:style-name="P3"/>
      <text:p text:style-name="P20"><text:span text:style-name="T11">SUMMA TILLGÅNGAR</text:span><text:span text:style-name="T12"><text:tab/><text:tab/><text:tab/><text:tab/><text:tab/><text:tab/><text:tab/><text:tab/><text:tab/><text:tab/> <text:s text:c="8"/></text:span><text:span text:style-name="T11">173 502,48</text:span></text:p>
      <text:p text:style-name="P3"/>
      <text:p text:style-name="P20"><text:span text:style-name="T11">EGET KAPITAL, AVSÄTTNINGAR OCH SKULDER</text:span><text:span text:style-name="T12"> </text:span></text:p>
      <text:p text:style-name="P3"/>
      <text:p text:style-name="P20"><text:span text:style-name="T11">Eget kapital</text:span><text:span text:style-name="T12"> </text:span></text:p>
      <text:p text:style-name="P5"><text:s/>2081 Aktiekapital <text:tab/><text:tab/><text:tab/><text:tab/><text:tab/><text:tab/><text:tab/><text:tab/><text:tab/><text:tab/><text:tab/> <text:s text:c="7"/>-100 000,00 </text:p>
      <text:p text:style-name="P5"><text:s/>2099 Årets resultat <text:tab/><text:tab/><text:tab/><text:tab/><text:tab/><text:tab/><text:tab/><text:tab/><text:tab/><text:tab/><text:tab/> <text:s text:c="9"/>-72 819,25</text:p>
      <text:p text:style-name="P20"><text:span text:style-name="T11">Summa eget kapital</text:span><text:span text:style-name="T12"> <text:tab/><text:tab/><text:tab/><text:tab/><text:tab/><text:tab/><text:tab/><text:tab/><text:tab/><text:tab/> <text:s text:c="7"/></text:span><text:span text:style-name="T11">-172 819,25</text:span></text:p>
      <text:p text:style-name="P3"/>
      <text:p text:style-name="P20"><text:span text:style-name="T11">Kortfristiga skulder</text:span><text:span text:style-name="T12"> </text:span></text:p>
      <text:p text:style-name="P5"><text:s/>2611 Utgående moms på försäljning inom Sverige, oreducerad <text:tab/><text:tab/><text:tab/> -5 000,00 </text:p>
      <text:p text:style-name="P5"><text:s/>2641 Debiterad ingående moms <text:tab/><text:tab/><text:tab/><text:tab/><text:tab/><text:tab/><text:tab/><text:tab/><text:tab/> <text:s/>2 320,77</text:p>
      <text:p text:style-name="P5"><text:s/>2650 Redovisningskonto för moms <text:tab/><text:tab/><text:tab/><text:tab/><text:tab/><text:tab/><text:tab/><text:tab/><text:tab/> <text:s/>1 996,00</text:p>
      <text:p text:style-name="P20"><text:span text:style-name="T11">Summa kortfristiga skulder</text:span><text:span text:style-name="T12"><text:tab/><text:tab/><text:tab/><text:tab/><text:tab/><text:tab/><text:tab/><text:tab/><text:tab/><text:tab/> <text:s text:c="3"/></text:span><text:span text:style-name="T11">-683,23</text:span></text:p>
      <text:p text:style-name="P3"/>
      <text:p text:style-name="P20"><text:span text:style-name="T11">SUMMA EGET KAPITAL, AVSÄTTNINGAR OCH</text:span><text:span text:style-name="T12"> </text:span><text:span text:style-name="T11">SKULDER</text:span><text:span text:style-name="T12"> <text:tab/><text:tab/><text:tab/> <text:s text:c="7"/></text:span><text:span text:style-name="T11">-173 502,48</text:span><text:span text:style-name="T12"> </text:span></text:p>
      <text:p text:style-name="P3"/>
      <text:p text:style-name="P22"><text:span text:style-name="T13">BERÄKNAT RESULTAT</text:span> <text:tab/><text:tab/><text:tab/><text:tab/><text:tab/><text:tab/><text:tab/><text:tab/><text:tab/><text:tab/><text:tab/> <text:s text:c="8"/><text:span text:style-name="T13">0,00</text:span></text:p>
      <text:p text:style-name="P12"/>
      <text:p text:style-name="P12"/>
      <text:p text:style-name="P12"/>
      <text:p text:style-name="P12"/>
      <text:p text:style-name="P12"/>
      <text:p text:style-name="P12"/>
      <text:p text:style-name="P12"/>
      <text:p text:style-name="P11"><text:soft-page-break/></text:p>
      <text:p text:style-name="P18"><text:span text:style-name="T3">Amber Biosciences AB<text:tab/><text:tab/><text:tab/><text:tab/>Årsredovisning</text:span><text:span text:style-name="T1"><text:tab/><text:tab/><text:tab/><text:tab/>Sida 5</text:span></text:p>
      <text:p text:style-name="P11">Org.nr: 556755-7763<text:tab/><text:tab/><text:tab/><text:tab/>080411-090430<text:tab/></text:p>
      <text:p text:style-name="P11"/>
      <text:p text:style-name="P11"/>
      <text:p text:style-name="P13">Redovisningsprinciper och noter</text:p>
      <text:p text:style-name="P11"/>
      <text:p text:style-name="P11"/>
      <text:p text:style-name="P9">Årsredovisningen har upprättats i enlighet med Årsredovisningslag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8"><text:span text:style-name="T3">Amber Biosciences AB<text:tab/><text:tab/><text:tab/><text:tab/>Årsredovisning</text:span><text:span text:style-name="T1"><text:tab/><text:tab/><text:tab/><text:tab/>Sida 6</text:span></text:p>
      <text:p text:style-name="P11">Org.nr: 556755-7763<text:tab/><text:tab/><text:tab/><text:tab/>080411-090430<text:tab/></text:p>
      <text:p text:style-name="P11"/>
      <text:p text:style-name="P11"/>
      <text:p text:style-name="P11"/>
      <text:p text:style-name="P9">Lund 2009-06-12</text:p>
      <text:p text:style-name="P14"/>
      <text:p text:style-name="P14"/>
      <text:p text:style-name="P14"/>
      <text:p text:style-name="P14"/>
      <text:p text:style-name="P9">Morten Krogh<text:tab/><text:tab/><text:tab/><text:tab/><text:tab/>Björn Canbäck</text:p>
      <text:p text:style-name="P9">Verkställande direktör<text:tab/><text:tab/><text:tab/>Styrelseordförande</text:p>
      <text:p text:style-name="P9"/>
      <text:p text:style-name="P9"/>
      <text:p text:style-name="P9"/>
      <text:p text:style-name="P9"/>
      <text:p text:style-name="P11">Revisorspåteckning</text:p>
      <text:p text:style-name="P9"/>
      <text:p text:style-name="P9">Min revisionsberättelse har avgivits 2009-</text:p>
      <text:p text:style-name="P9"/>
      <text:p text:style-name="P14"/>
      <text:p text:style-name="P14"/>
      <text:p text:style-name="P14"/>
      <text:p text:style-name="P11">Fastställelseintyg</text:p>
      <text:p text:style-name="P9"/>
      <text:p text:style-name="P9">Undertecknad VD i Amber Biosciences AB intygar, dels att denna kopia av årsredovisningen överensstämmer med originalet, dels att resultaträkningen och balansräkningen fastställts på årsstämma den …………………..</text:p>
      <text:p text:style-name="P9">Årsstämman beslöt, att den uppkomna vinsten balanseras i ny räkning.</text:p>
      <text:p text:style-name="P9"/>
      <text:p text:style-name="P9">Lund den ……….........………..……………..</text:p>
      <text:p text:style-name="P9"/>
      <text:p text:style-name="P9"/>
      <text:p text:style-name="P9">Morten Krogh, verkställande direktö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5T12:23:06</meta:creation-date>
    <dc:date>2009-06-17T12:04:25</dc:date>
    <meta:editing-duration>PT03H09M12S</meta:editing-duration>
    <meta:editing-cycles>24</meta:editing-cycles>
    <meta:generator>NeoOffice/3.0$Unix OpenOffice.org_project/Patch 0</meta:generator>
    <meta:document-statistic meta:table-count="0" meta:image-count="0" meta:object-count="0" meta:page-count="6" meta:paragraph-count="121" meta:word-count="633" meta:character-count="5840"/>
    <meta:user-defined meta:name="Info 1"/>
    <meta:user-defined meta:name="Info 2"/>
    <meta:user-defined meta:name="Info 3"/>
    <meta:user-defined meta:name="Info 4"/>
  </office:meta>
</office:document-meta>
</file>